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30000042472423742F2486544.png" manifest:media-type="image/png"/>
  <manifest:file-entry manifest:full-path="Pictures/100000010000073300000424EA43FBAE1E79D2C4.png" manifest:media-type="image/png"/>
  <manifest:file-entry manifest:full-path="Pictures/10000001000007330000042434570DB07A542ACF.png" manifest:media-type="image/png"/>
  <manifest:file-entry manifest:full-path="Pictures/100000010000073300000424CD5AF10CACEB68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1.376cm" svg:y="0.196cm" svg:width="17cm" svg:height="9.777cm" draw:z-index="0"><draw:image xlink:href="Pictures/100000010000073300000424CD5AF10CACEB688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-0.053cm" svg:y="1.685cm" svg:width="17cm" svg:height="9.777cm" draw:z-index="1"><draw:image xlink:href="Pictures/10000001000007330000042434570DB07A542ACF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7cm" svg:height="9.777cm" draw:z-index="2"><draw:image xlink:href="Pictures/100000010000073300000424EA43FBAE1E79D2C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4" text:anchor-type="char" svg:width="17cm" svg:height="9.777cm" draw:z-index="3"><draw:image xlink:href="Pictures/10000001000007330000042472423742F248654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50:38.201638577</meta:creation-date>
    <dc:date>2023-10-23T21:55:15.969445099</dc:date>
    <meta:editing-duration>PT4M38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